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C2800958EB9C29D467.jpg" manifest:media-type="image/jpeg"/>
  <manifest:file-entry manifest:full-path="Pictures/10000201000001E100000169D3DEC7EC9D590FF4.png" manifest:media-type="image/png"/>
  <manifest:file-entry manifest:full-path="Pictures/10000201000001E600000163CB513B44186E59F6.png" manifest:media-type="image/png"/>
  <manifest:file-entry manifest:full-path="Pictures/100002010000017100000171D636C7715BEB7715.png" manifest:media-type="image/png"/>
  <manifest:file-entry manifest:full-path="Pictures/10000201000002D3000002D83FC881BA4C0566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rial" svg:font-family="arial" style:font-family-generic="swiss"/>
    <style:font-face style:name="Chilanka" svg:font-family="Chilanka" style:font-pitch="variable"/>
    <style:font-face style:name="TeX Gyre Pagella Math" svg:font-family="'TeX Gyre Pagella Math'" style:font-pitch="variable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.15cm" fo:min-width="3.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a131a" draw:fill-color="#f37b70" draw:textarea-horizontal-align="justify" draw:textarea-vertical-align="middle" draw:auto-grow-height="false" fo:min-height="1.95cm" fo:min-width="1.9cm"/>
    </style:style>
    <style:style style:name="gr4" style:family="graphic" style:parent-style-name="standard">
      <style:graphic-properties svg:stroke-color="#407927" draw:fill-color="#add58a" draw:textarea-horizontal-align="justify" draw:textarea-vertical-align="middle" draw:auto-grow-height="false" fo:min-height="1.95cm" fo:min-width="1.9cm"/>
    </style:style>
    <style:style style:name="gr5" style:family="graphic" style:parent-style-name="standard">
      <style:graphic-properties svg:stroke-color="#407927" draw:fill-color="#add58a" draw:textarea-horizontal-align="justify" draw:textarea-vertical-align="middle" draw:auto-grow-height="false" fo:min-height="4.15cm" fo:min-width="3.9cm"/>
    </style:style>
    <style:style style:name="gr6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407927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add58a" draw:textarea-horizontal-align="justify" draw:textarea-vertical-align="middle" draw:auto-grow-height="false" fo:min-height="0.75cm" fo:min-width="1.9cm"/>
    </style:style>
    <style:style style:name="gr9" style:family="graphic" style:parent-style-name="standard">
      <style:graphic-properties svg:stroke-color="#000000" draw:fill-color="#f37b70" draw:textarea-horizontal-align="justify" draw:textarea-vertical-align="middle" draw:auto-grow-height="false" fo:min-height="0.75cm" fo:min-width="1.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12" style:family="graphic" style:parent-style-name="objectwithoutfill">
      <style:graphic-properties svg:stroke-color="#00599d"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755cm" fo:min-width="2.078cm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20" style:family="graphic" style:parent-style-name="standard">
      <style:graphic-properties svg:stroke-color="#ba131a" draw:fill-color="#fcd3c1" draw:textarea-horizontal-align="justify" draw:textarea-vertical-align="middle" draw:auto-grow-height="false" fo:min-height="0.95cm" fo:min-width="1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>
      <style:graphic-properties svg:stroke-color="#9d85be" draw:fill-color="#bcaed5" draw:textarea-horizontal-align="justify" draw:textarea-vertical-align="middle" draw:auto-grow-height="false" fo:min-height="0.95cm" fo:min-width="1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487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275cm)" draw:image-opacity="100%" style:mirror="none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4.15cm" fo:min-width="3.5cm"/>
    </style:style>
    <style:style style:name="gr28" style:family="graphic" style:parent-style-name="standard" style:list-style-name="L1">
      <style:graphic-properties draw:stroke="none" svg:stroke-color="#6b6400" draw:fill="none" draw:fill-color="#fff9ae" draw:opacity="17%" draw:textarea-horizontal-align="justify" draw:textarea-vertical-align="middle" draw:auto-grow-height="false" fo:min-height="1.95cm" fo:min-width="1.9cm"/>
    </style:style>
    <style:style style:name="gr2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draw:stroke="none" svg:stroke-color="#6b6400" draw:fill="none" draw:fill-color="#fff9ae" draw:opacity="17%" draw:textarea-horizontal-align="justify" draw:textarea-vertical-align="middle" draw:auto-grow-height="false" fo:min-height="1.95cm" fo:min-width="1.9cm"/>
    </style:style>
    <style:style style:name="gr31" style:family="graphic" style:parent-style-name="standard" style:list-style-name="L1">
      <style:graphic-properties draw:stroke="none" svg:stroke-color="#6b6400" draw:fill="none" draw:fill-color="#fff9ae" draw:opacity="17%" draw:textarea-horizontal-align="justify" draw:textarea-vertical-align="middle" draw:auto-grow-height="false" fo:min-height="1.95cm" fo:min-width="1.9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362cm, 0.955cm, 0cm)" draw:image-opacity="100%" style:mirror="none"/>
    </style:style>
    <style:style style:name="gr33" style:family="graphic" style:parent-style-name="standard" style:list-style-name="L1">
      <style:graphic-properties draw:stroke="none" svg:stroke-color="#6b6400" draw:fill="none" draw:fill-color="#fff9ae" draw:opacity="17%" draw:textarea-horizontal-align="justify" draw:textarea-vertical-align="middle" draw:auto-grow-height="false" fo:min-height="1.95cm" fo:min-width="0.9cm"/>
    </style:style>
    <style:style style:name="gr34" style:family="graphic" style:parent-style-name="standard" style:list-style-name="L1">
      <style:graphic-properties draw:stroke="none" svg:stroke-color="#6b6400" draw:fill="none" draw:fill-color="#fff9ae" draw:opacity="17%" draw:textarea-horizontal-align="justify" draw:textarea-vertical-align="middle" draw:auto-grow-height="false" fo:min-height="1.95cm" fo:min-width="1.2cm"/>
    </style:style>
    <style:style style:name="gr35" style:family="graphic" style:parent-style-name="standard">
      <style:graphic-properties draw:stroke="dash" draw:stroke-dash="Dashed_20__28_var_29_2" svg:stroke-width="0.053cm" draw:marker-start-width="0.279cm" draw:marker-end-width="0.279cm" draw:fill="none" draw:textarea-horizontal-align="justify" draw:textarea-vertical-align="middle" draw:auto-grow-height="false" fo:min-height="5.15cm" fo:min-width="10.9cm" fo:padding-top="0.151cm" fo:padding-bottom="0.151cm" fo:padding-left="0.276cm" fo:padding-right="0.276cm"/>
    </style:style>
    <style:style style:name="gr3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37b70"/>
      <style:paragraph-properties fo:text-align="center"/>
      <style:text-properties style:font-name="Chilanka" fo:font-size="24pt" style:font-size-asian="24pt" style:font-size-complex="24pt"/>
    </style:style>
    <style:style style:name="P5" style:family="paragraph">
      <loext:graphic-properties draw:fill-color="#add58a"/>
      <style:paragraph-properties fo:text-align="center"/>
      <style:text-properties style:font-name="Chilanka" fo:font-size="24pt" style:font-size-asian="24pt" style:font-size-complex="24pt"/>
    </style:style>
    <style:style style:name="P6" style:family="paragraph">
      <loext:graphic-properties draw:fill-color="#000000"/>
      <style:paragraph-properties fo:text-align="center"/>
      <style:text-properties fo:color="#ffffff"/>
    </style:style>
    <style:style style:name="P7" style:family="paragraph">
      <loext:graphic-properties draw:fill-color="#add58a"/>
      <style:paragraph-properties fo:text-align="center"/>
    </style:style>
    <style:style style:name="P8" style:family="paragraph">
      <loext:graphic-properties draw:fill-color="#f37b7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color="#ffffff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-color="#fcd3c1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bcaed5"/>
      <style:paragraph-properties fo:text-align="center"/>
      <style:text-properties fo:font-style="italic" style:font-style-asian="italic" style:font-style-complex="italic"/>
    </style:style>
    <style:style style:name="P16" style:family="paragraph">
      <style:paragraph-properties fo:text-align="center"/>
      <style:text-properties style:font-name="TeX Gyre Pagella Math" fo:font-style="normal" style:font-style-asian="normal" style:font-style-complex="normal"/>
    </style:style>
    <style:style style:name="P17" style:family="paragraph">
      <loext:graphic-properties draw:fill-color="#000000"/>
      <style:paragraph-properties fo:text-align="center"/>
      <style:text-properties style:font-name="TeX Gyre Pagella Math" fo:font-style="normal" style:font-style-asian="normal" style:font-style-complex="normal"/>
    </style:style>
    <style:style style:name="P18" style:family="paragraph">
      <style:paragraph-properties fo:text-align="center"/>
      <style:text-properties fo:color="#ffffff" style:font-name="Liberation Sans2" fo:font-style="italic" style:font-style-asian="italic" style:font-style-complex="italic"/>
    </style:style>
    <style:style style:name="P19" style:family="paragraph">
      <loext:graphic-properties draw:fill-color="#000000"/>
      <style:paragraph-properties fo:text-align="center"/>
      <style:text-properties fo:color="#ffffff" style:font-name="Liberation Sans2" fo:font-style="italic" style:font-style-asian="italic" style:font-style-complex="italic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hilanka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9ae" draw:opacity="17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hilanka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  <style:text-properties fo:color="#ffffff" style:font-name="Liberation Sans2" fo:font-style="normal" style:font-style-asian="normal" style:font-style-complex="normal"/>
    </style:style>
    <style:style style:name="P23" style:family="paragraph">
      <loext:graphic-properties draw:fill-color="#000000"/>
      <style:paragraph-properties fo:text-align="center"/>
      <style:text-properties fo:color="#ffffff" style:font-name="Liberation Sans2" fo:font-style="normal" style:font-style-asian="normal" style:font-style-complex="normal"/>
    </style:style>
    <style:style style:name="P24" style:family="paragraph">
      <style:text-properties fo:color="#3465a4"/>
    </style:style>
    <style:style style:name="P25" style:family="paragraph">
      <loext:graphic-properties draw:fill="none" draw:fill-color="#ffffff"/>
      <style:text-properties fo:color="#3465a4"/>
    </style:style>
    <style:style style:name="T1" style:family="text">
      <style:text-properties style:font-name="Chilanka"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Liberation Sans1" style:font-size-asian="18pt" style:font-style-asian="italic" style:font-weight-asian="normal" style:font-name-complex="Liberation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Liberation Sans2" fo:font-style="italic" style:font-style-asian="italic" style:font-style-complex="italic"/>
    </style:style>
    <style:style style:name="T7" style:family="text">
      <style:text-properties fo:color="#ffffff" style:font-name="Liberation Sans2" fo:font-style="normal" style:font-style-asian="normal" style:font-style-complex="normal"/>
    </style:style>
    <style:style style:name="T8" style:family="text">
      <style:text-properties fo:color="#ffffff" style:text-position="33% 58%" style:font-name="Liberation Sans2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4.4cm" svg:height="4.4cm" svg:x="5.3cm" svg:y="3.1cm">
          <text:p text:style-name="P1">Generator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4cm" svg:height="2.4cm" svg:x="1.7cm" svg:y="4.1cm">
          <draw:image xlink:href="Pictures/100002010000017100000171D636C7715BEB7715.png" xlink:type="simple" xlink:show="embed" xlink:actuate="onLoad">
            <text:p/>
          </draw:image>
        </draw:frame>
        <draw:custom-shape draw:style-name="gr3" draw:text-style-name="P4" xml:id="id3" draw:id="id3" draw:layer="layout" svg:width="2.4cm" svg:height="2.2cm" svg:x="10.7cm" svg:y="4.2cm">
          <text:p text:style-name="P1"><text:span text:style-name="T1">x’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2.4cm" svg:height="2.2cm" svg:x="10.7cm" svg:y="10.7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4" draw:id="id4" draw:layer="layout" svg:width="4.4cm" svg:height="4.4cm" svg:x="14.2cm" svg:y="6.4cm">
          <text:p text:style-name="P1"><text:span text:style-name="T2">Di</text:span><text:span text:style-name="T2">sc</text:span><text:span text:style-name="T2">ri</text:span><text:span text:style-name="T2">mi</text:span><text:span text:style-name="T2">na</text:span><text:span text:style-name="T2">tor</text:span><text:span text:style-name="T2">/</text:span></text:p>
          <text:p text:style-name="P1"><text:span text:style-name="T2">cla</text:span><text:span text:style-name="T2">ssi</text:span><text:span text:style-name="T2">fie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4.4cm" svg:height="4.4cm" svg:x="5.3cm" svg:y="9.6cm">
          <text:p text:style-name="P1">Training set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4.1cm" svg:y1="5.3cm" svg:x2="5.3cm" svg:y2="5.3cm" draw:start-shape="id1" draw:start-glue-point="1" draw:end-shape="id2" draw:end-glue-point="3" svg:d="M4100 5300h1200" svg:viewBox="0 0 1201 1">
          <text:p/>
        </draw:connector>
        <draw:connector draw:style-name="gr6" draw:text-style-name="P3" draw:layer="layout" draw:type="line" svg:x1="9.7cm" svg:y1="5.3cm" svg:x2="10.7cm" svg:y2="5.3cm" draw:start-shape="id2" draw:start-glue-point="1" draw:end-shape="id3" svg:d="M9700 5300h1000" svg:viewBox="0 0 1001 1">
          <text:p/>
        </draw:connector>
        <draw:connector draw:style-name="gr6" draw:text-style-name="P3" draw:layer="layout" svg:x1="13.1cm" svg:y1="5.3cm" svg:x2="16.4cm" svg:y2="6.4cm" draw:start-shape="id3" draw:start-glue-point="1" draw:end-shape="id4" draw:end-glue-point="0" svg:d="M13100 5300h3300v1100" svg:viewBox="0 0 3301 1101">
          <text:p/>
        </draw:connector>
        <draw:connector draw:style-name="gr7" draw:text-style-name="P3" draw:layer="layout" svg:x1="13.1cm" svg:y1="11.8cm" svg:x2="16.4cm" svg:y2="10.8cm" draw:start-shape="id5" draw:start-glue-point="1" draw:end-shape="id4" draw:end-glue-point="2" svg:d="M13100 11800h3300v-1000" svg:viewBox="0 0 3301 1001">
          <text:p/>
        </draw:connector>
        <draw:connector draw:style-name="gr7" draw:text-style-name="P3" draw:layer="layout" svg:x1="9.7cm" svg:y1="11.8cm" svg:x2="10.7cm" svg:y2="11.8cm" draw:start-shape="id6" draw:start-glue-point="1" draw:end-shape="id5" draw:end-glue-point="3" svg:d="M9700 11800h1000" svg:viewBox="0 0 1001 1">
          <text:p/>
        </draw:connector>
        <draw:custom-shape draw:style-name="gr8" draw:text-style-name="P7" xml:id="id8" draw:id="id8" draw:layer="layout" svg:width="2.4cm" svg:height="1cm" svg:x="19.7cm" svg:y="7.6cm">
          <text:p text:style-name="P1">Real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2.4cm" svg:height="1cm" svg:x="19.7cm" svg:y="8.6cm">
          <text:p text:style-name="P1">Fake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8.6cm" svg:y1="8.6cm" svg:x2="19.7cm" svg:y2="9.1cm" draw:start-shape="id4" draw:start-glue-point="1" draw:end-shape="id7" svg:d="M18600 8600h550v500h550" svg:viewBox="0 0 1101 501">
          <text:p/>
        </draw:connector>
        <draw:connector draw:style-name="gr10" draw:text-style-name="P3" draw:layer="layout" svg:x1="18.6cm" svg:y1="8.6cm" svg:x2="19.7cm" svg:y2="8.1cm" draw:start-shape="id4" draw:start-glue-point="1" draw:end-shape="id8" draw:end-glue-point="3" svg:d="M18600 8600h550v-500h550" svg:viewBox="0 0 1101 501">
          <text:p/>
        </draw:connector>
        <draw:custom-shape draw:style-name="gr11" draw:text-style-name="P1" xml:id="id9" draw:id="id9" draw:layer="layout" svg:width="2.2cm" svg:height="1.6cm" svg:x="23.1cm" svg:y="7.8cm">
          <text:p text:style-name="P1">Los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2.1cm" svg:y1="8.6cm" svg:x2="23.1cm" svg:y2="8.6cm">
          <text:p/>
        </draw:line>
        <draw:connector draw:style-name="gr12" draw:text-style-name="P3" draw:layer="layout" draw:line-skew="-0.399cm" svg:x1="24.2cm" svg:y1="7.8cm" svg:x2="7.5cm" svg:y2="3.1cm" draw:start-shape="id9" draw:start-glue-point="0" draw:end-shape="id2" draw:end-glue-point="0" svg:d="M24200 7800v-5600h-16700v900" svg:viewBox="0 0 16701 5601">
          <text:p/>
        </draw:connector>
        <draw:custom-shape draw:style-name="gr13" draw:text-style-name="P2" xml:id="id10" draw:id="id10" draw:layer="layout" svg:width="0.1cm" svg:height="0.6cm" svg:x="18.5cm" svg:y="10.2cm">
          <text:p/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24.2cm" svg:y1="9.4cm" svg:x2="18.6cm" svg:y2="10.5cm" draw:start-shape="id9" draw:start-glue-point="2" draw:end-shape="id10" draw:end-glue-point="1" svg:d="M24200 9400v1100h-5600" svg:viewBox="0 0 5601 1101">
          <text:p/>
        </draw:connector>
        <draw:frame draw:style-name="gr14" draw:text-style-name="P9" draw:layer="layout" svg:width="3.3cm" svg:height="1.673cm" svg:x="1.278cm" svg:y="3cm">
          <draw:text-box>
            <text:p text:style-name="P1">Input</text:p>
          </draw:text-box>
        </draw:frame>
        <draw:frame draw:style-name="gr15" draw:text-style-name="P10" draw:layer="layout" svg:width="4cm" svg:height="1.072cm" svg:x="10cm" svg:y="3.128cm">
          <draw:text-box>
            <text:p>Fake image</text:p>
          </draw:text-box>
        </draw:frame>
        <draw:frame draw:style-name="gr16" draw:text-style-name="P10" draw:layer="layout" svg:width="3.9cm" svg:height="1.171cm" svg:x="10.1cm" svg:y="12.929cm">
          <draw:text-box>
            <text:p>Real image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4" xml:id="id18" draw:id="id18" draw:layer="layout" svg:width="2.4cm" svg:height="2.2cm" svg:x="21.2cm" svg:y="4.2cm">
          <text:p text:style-name="P1"><text:span text:style-name="T1">x’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cm" svg:height="2.2cm" svg:x="1.6cm" svg:y="4.19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4.2cm" svg:height="1.673cm" svg:x="0.8cm" svg:y="3cm">
          <draw:text-box>
            <text:p text:style-name="P1">Input image</text:p>
          </draw:text-box>
        </draw:frame>
        <draw:custom-shape draw:style-name="gr18" draw:text-style-name="P2" xml:id="id11" draw:id="id11" draw:layer="layout" svg:width="4.6cm" svg:height="3.577cm" draw:transform="rotate (1.5707963267949) translate (5.599cm 7.581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12" draw:layer="layout" svg:width="3.2cm" svg:height="1.673cm" svg:x="5.9cm" svg:y="4.8cm">
          <draw:text-box>
            <text:p><text:span text:style-name="T2">En</text:span><text:span text:style-name="T2">co</text:span><text:span text:style-name="T2">der</text:span></text:p>
          </draw:text-box>
        </draw:frame>
        <draw:custom-shape draw:style-name="gr18" draw:text-style-name="P2" xml:id="id17" draw:id="id17" draw:layer="layout" svg:width="4.6cm" svg:height="3.577cm" draw:transform="rotate (-1.5707963267949) translate (20cm 3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12" draw:layer="layout" svg:width="3.2cm" svg:height="1.673cm" svg:x="16.6cm" svg:y="4.801cm">
          <draw:text-box>
            <text:p><text:span text:style-name="T2">De</text:span><text:span text:style-name="T2">co</text:span><text:span text:style-name="T2">der</text:span></text:p>
          </draw:text-box>
        </draw:frame>
        <draw:frame draw:style-name="gr14" draw:text-style-name="P9" draw:layer="layout" svg:width="4.6cm" svg:height="1.673cm" svg:x="20.2cm" svg:y="3.1cm">
          <draw:text-box>
            <text:p text:style-name="P1">Output image</text:p>
          </draw:text-box>
        </draw:frame>
        <draw:custom-shape draw:style-name="gr19" draw:text-style-name="P13" xml:id="id12" draw:id="id12" draw:layer="layout" svg:width="1.8cm" svg:height="1.2cm" svg:x="10.5cm" svg:y="3.6cm">
          <text:p text:style-name="P1"><text:span text:style-name="T3">μ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3" draw:id="id13" draw:layer="layout" svg:width="1.8cm" svg:height="1.2cm" svg:x="10.5cm" svg:y="5.8cm">
          <text:p text:style-name="P1"><text:span text:style-name="T3">σ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5" draw:id="id15" draw:layer="layout" svg:width="1.8cm" svg:height="1.2cm" svg:x="10.5cm" svg:y="8.1cm">
          <text:p text:style-name="P1"><text:span text:style-name="T3">ε</text:span></text:p>
          <draw:enhanced-geometry svg:viewBox="0 0 21600 21600" draw:type="rectangle" draw:enhanced-path="M 0 0 L 21600 0 21600 21600 0 21600 0 0 Z N"/>
        </draw:custom-shape>
        <draw:frame draw:style-name="gr21" draw:text-style-name="P10" xml:id="id14" draw:id="id14" draw:layer="layout" svg:width="2.4cm" svg:height="1cm" svg:x="6.4cm" svg:y="8.2cm">
          <draw:text-box>
            <text:p><text:span text:style-name="T4">N</text:span>(0,1)</text:p>
          </draw:text-box>
        </draw:frame>
        <draw:custom-shape draw:style-name="gr22" draw:text-style-name="P15" xml:id="id16" draw:id="id16" draw:layer="layout" svg:width="1.8cm" svg:height="1.2cm" svg:x="13.7cm" svg:y="4.7cm">
          <text:p text:style-name="P1"><text:span text:style-name="T5">μ+σ</text:span><text:span text:style-name="T3">ε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9.176cm" svg:y1="5.282cm" svg:x2="10.5cm" svg:y2="4.2cm" draw:start-shape="id11" draw:start-glue-point="5" draw:end-shape="id12" draw:end-glue-point="3" svg:d="M9176 5282h662v-1082h662" svg:viewBox="0 0 1325 1083">
          <text:p/>
        </draw:connector>
        <draw:connector draw:style-name="gr10" draw:text-style-name="P3" draw:layer="layout" svg:x1="9.176cm" svg:y1="5.282cm" svg:x2="10.5cm" svg:y2="6.4cm" draw:start-shape="id11" draw:start-glue-point="5" draw:end-shape="id13" draw:end-glue-point="3" svg:d="M9176 5282h662v1118h662" svg:viewBox="0 0 1325 1119">
          <text:p/>
        </draw:connector>
        <draw:connector draw:style-name="gr10" draw:text-style-name="P3" draw:layer="layout" svg:x1="8.8cm" svg:y1="8.7cm" svg:x2="10.5cm" svg:y2="8.7cm" draw:start-shape="id14" draw:start-glue-point="1" draw:end-shape="id15" draw:end-glue-point="3" svg:d="M8800 8700h1700" svg:viewBox="0 0 1701 1">
          <text:p/>
        </draw:connector>
        <draw:line draw:style-name="gr10" draw:text-style-name="P3" draw:layer="layout" svg:x1="4cm" svg:y1="5.4cm" svg:x2="5.599cm" svg:y2="5.4cm">
          <text:p/>
        </draw:line>
        <draw:connector draw:style-name="gr10" draw:text-style-name="P3" draw:layer="layout" svg:x1="12.3cm" svg:y1="4.2cm" svg:x2="13.7cm" svg:y2="5.3cm" draw:start-shape="id12" draw:start-glue-point="1" draw:end-shape="id16" draw:end-glue-point="3" svg:d="M12300 4200h700v1100h700" svg:viewBox="0 0 1401 1101">
          <text:p/>
        </draw:connector>
        <draw:connector draw:style-name="gr10" draw:text-style-name="P3" draw:layer="layout" svg:x1="12.3cm" svg:y1="6.4cm" svg:x2="13.7cm" svg:y2="5.3cm" draw:start-shape="id13" draw:start-glue-point="1" draw:end-shape="id16" svg:d="M12300 6400h700v-1100h700" svg:viewBox="0 0 1401 1101">
          <text:p/>
        </draw:connector>
        <draw:connector draw:style-name="gr10" draw:text-style-name="P3" draw:layer="layout" svg:x1="12.3cm" svg:y1="8.7cm" svg:x2="13.7cm" svg:y2="5.3cm" draw:start-shape="id15" draw:start-glue-point="1" draw:end-shape="id16" svg:d="M12300 8700h700v-3400h700" svg:viewBox="0 0 1401 3401">
          <text:p/>
        </draw:connector>
        <draw:connector draw:style-name="gr10" draw:text-style-name="P3" draw:layer="layout" svg:x1="15.5cm" svg:y1="5.3cm" svg:x2="16.423cm" svg:y2="5.301cm" draw:start-shape="id16" draw:start-glue-point="1" draw:end-shape="id17" draw:end-glue-point="5" svg:d="M15500 5300h461v1h462" svg:viewBox="0 0 924 2">
          <text:p/>
        </draw:connector>
        <draw:connector draw:style-name="gr10" draw:text-style-name="P3" draw:layer="layout" svg:x1="20cm" svg:y1="5.301cm" svg:x2="21.2cm" svg:y2="5.3cm" draw:start-shape="id17" draw:start-glue-point="7" draw:end-shape="id18" svg:d="M20000 5301h600v-1h600" svg:viewBox="0 0 1201 2">
          <text:p/>
        </draw:connector>
        <draw:frame draw:style-name="gr23" draw:text-style-name="P9" draw:layer="layout" svg:width="9cm" svg:height="2.384cm" svg:x="8.3cm" svg:y="1.927cm">
          <draw:text-box>
            <text:p text:style-name="P1">Latent space 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4" draw:text-style-name="P1" draw:layer="layout" svg:width="3.8cm" svg:height="2.2cm" svg:x="10.8cm" svg:y="4.2cm">
          <draw:image xlink:href="Pictures/10000201000002D3000002D83FC881BA4C0566B4.png" xlink:type="simple" xlink:show="embed" xlink:actuate="onLoad">
            <text:p/>
          </draw:image>
        </draw:frame>
        <draw:frame draw:style-name="gr25" draw:text-style-name="P1" draw:layer="layout" svg:width="3.028cm" svg:height="2.501cm" svg:x="21cm" svg:y="3.899cm">
          <draw:image xlink:href="Pictures/10000201000001E600000163CB513B44186E59F6.png" xlink:type="simple" xlink:show="embed" xlink:actuate="onLoad">
            <text:p/>
          </draw:image>
        </draw:frame>
        <draw:frame draw:style-name="gr26" draw:text-style-name="P1" draw:layer="layout" svg:width="3.116cm" svg:height="2.599cm" svg:x="1.4cm" svg:y="3.901cm">
          <draw:image xlink:href="Pictures/10000201000001E100000169D3DEC7EC9D590FF4.png" xlink:type="simple" xlink:show="embed" xlink:actuate="onLoad">
            <text:p/>
          </draw:image>
        </draw:frame>
        <draw:frame draw:style-name="gr14" draw:text-style-name="P9" draw:layer="layout" svg:width="4.2cm" svg:height="1.673cm" svg:x="0.8cm" svg:y="3cm">
          <draw:text-box>
            <text:p text:style-name="P1">Input image</text:p>
          </draw:text-box>
        </draw:frame>
        <draw:frame draw:style-name="gr14" draw:text-style-name="P12" draw:layer="layout" svg:width="3.2cm" svg:height="1.673cm" svg:x="5.9cm" svg:y="4.8cm">
          <draw:text-box>
            <text:p><text:span text:style-name="T2">Encoder</text:span></text:p>
          </draw:text-box>
        </draw:frame>
        <draw:frame draw:style-name="gr14" draw:text-style-name="P9" draw:layer="layout" svg:width="4.6cm" svg:height="1.673cm" svg:x="20.2cm" svg:y="3.1cm">
          <draw:text-box>
            <text:p text:style-name="P1">Output image</text:p>
          </draw:text-box>
        </draw:frame>
        <draw:line draw:style-name="gr10" draw:text-style-name="P3" draw:layer="layout" svg:x1="4cm" svg:y1="5.4cm" svg:x2="5.599cm" svg:y2="5.4cm">
          <text:p/>
        </draw:line>
        <draw:connector draw:style-name="gr10" draw:text-style-name="P3" draw:layer="layout" svg:x1="20cm" svg:y1="5.301cm" svg:x2="21.2cm" svg:y2="5.3cm" svg:d="M20000 5301h600v-1h600" svg:viewBox="0 0 1201 2">
          <text:p/>
        </draw:connector>
        <draw:custom-shape draw:style-name="gr27" draw:text-style-name="P17" xml:id="id19" draw:id="id19" draw:layer="layout" svg:width="4cm" svg:height="4.4cm" svg:x="5.6cm" svg:y="3.1cm">
          <text:p text:style-name="P16"><text:span text:style-name="T6">F</text:span><text:span text:style-name="T7">(</text:span><text:span text:style-name="T6">x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xml:id="id20" draw:id="id20" draw:layer="layout" svg:width="4cm" svg:height="4.4cm" svg:x="16cm" svg:y="3.1cm">
          <text:p text:style-name="P18"><text:span text:style-name="T6">F</text:span><text:span text:style-name="T8"> -1</text:span><text:span text:style-name="T7">(</text:span><text:span text:style-name="T6">z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4cm" svg:height="2.2cm" svg:x="11.4cm" svg:y="4.49cm">
          <text:p text:style-name="P20"><text:span text:style-name="T1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3" draw:layer="layout" svg:width="0.301cm" svg:height="0.004cm" svg:x="12.451cm" svg:y="5.533cm" svg:viewBox="0 0 302 5" svg:d="M0 1c61 1 122-4 184 4h57 44 17">
          <text:p/>
        </draw:path>
        <draw:connector draw:style-name="gr10" draw:text-style-name="P3" draw:layer="layout" draw:type="line" svg:x1="9.6cm" svg:y1="5.3cm" svg:x2="11.4cm" svg:y2="5.29cm" draw:start-shape="id19" draw:start-glue-point="1" svg:d="M9600 5300l1800-10" svg:viewBox="0 0 1801 11">
          <text:p/>
        </draw:connector>
        <draw:connector draw:style-name="gr10" draw:text-style-name="P3" draw:layer="layout" draw:type="line" svg:x1="13.8cm" svg:y1="5.29cm" svg:x2="16cm" svg:y2="5.3cm" draw:end-shape="id20" svg:d="M13800 5290l2200 10" svg:viewBox="0 0 2201 11">
          <text:p/>
        </draw:connector>
        <draw:custom-shape draw:style-name="gr30" draw:text-style-name="P21" draw:layer="layout" svg:width="2.4cm" svg:height="2.2cm" svg:x="1.6cm" svg:y="4.49cm">
          <text:p text:style-name="P20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4cm" svg:height="2.2cm" svg:x="21.3cm" svg:y="4.49cm">
          <text:p text:style-name="P20"><text:span text:style-name="T1">x’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4" draw:text-style-name="P1" draw:layer="layout" svg:width="2.401cm" svg:height="2.2cm" svg:x="11.4cm" svg:y="4.19cm">
          <draw:image xlink:href="Pictures/100002010000017100000171D636C7715BEB7715.png" xlink:type="simple" xlink:show="embed" xlink:actuate="onLoad">
            <text:p/>
          </draw:image>
        </draw:frame>
        <draw:frame draw:style-name="gr32" draw:text-style-name="P1" draw:layer="layout" svg:width="2.399cm" svg:height="2.199cm" svg:x="1.6cm" svg:y="4.19cm">
          <draw:image xlink:href="Pictures/10000000000001F4000001C2800958EB9C29D467.jpg" xlink:type="simple" xlink:show="embed" xlink:actuate="onLoad">
            <text:p/>
          </draw:image>
        </draw:frame>
        <draw:frame draw:style-name="gr14" draw:text-style-name="P9" draw:layer="layout" svg:width="4.2cm" svg:height="1.673cm" svg:x="0.8cm" svg:y="3cm">
          <draw:text-box>
            <text:p text:style-name="P1">Input image</text:p>
          </draw:text-box>
        </draw:frame>
        <draw:frame draw:style-name="gr14" draw:text-style-name="P12" draw:layer="layout" svg:width="3.2cm" svg:height="1.673cm" svg:x="5.9cm" svg:y="4.8cm">
          <draw:text-box>
            <text:p><text:span text:style-name="T2">Encoder</text:span></text:p>
          </draw:text-box>
        </draw:frame>
        <draw:frame draw:style-name="gr14" draw:text-style-name="P9" draw:layer="layout" svg:width="4.6cm" svg:height="1.673cm" svg:x="20.2cm" svg:y="3.1cm">
          <draw:text-box>
            <text:p text:style-name="P1">Output image</text:p>
          </draw:text-box>
        </draw:frame>
        <draw:line draw:style-name="gr10" draw:text-style-name="P3" draw:layer="layout" svg:x1="4cm" svg:y1="5.4cm" svg:x2="5.599cm" svg:y2="5.4cm">
          <text:p/>
        </draw:line>
        <draw:connector draw:style-name="gr10" draw:text-style-name="P3" draw:layer="layout" svg:x1="20cm" svg:y1="5.301cm" svg:x2="21.2cm" svg:y2="5.3cm" svg:d="M20000 5301h600v-1h600" svg:viewBox="0 0 1201 2">
          <text:p/>
        </draw:connector>
        <draw:custom-shape draw:style-name="gr27" draw:text-style-name="P17" xml:id="id21" draw:id="id21" draw:layer="layout" svg:width="4cm" svg:height="4.4cm" svg:x="5.6cm" svg:y="3.1cm">
          <text:p text:style-name="P16"><text:span text:style-name="T6">F</text:span><text:span text:style-name="T7">(</text:span><text:span text:style-name="T6">x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xml:id="id22" draw:id="id22" draw:layer="layout" svg:width="4cm" svg:height="4.4cm" svg:x="16cm" svg:y="3.1cm">
          <text:p text:style-name="P18"><text:span text:style-name="T6">F</text:span><text:span text:style-name="T8"> -1</text:span><text:span text:style-name="T7">(</text:span><text:span text:style-name="T6">z</text:span><text:span text:style-name="T7">)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9.6cm" svg:y1="5.3cm" svg:x2="11.4cm" svg:y2="5.29cm" draw:start-shape="id21" draw:start-glue-point="1" svg:d="M9600 5300l1800-10" svg:viewBox="0 0 1801 11">
          <text:p/>
        </draw:connector>
        <draw:connector draw:style-name="gr10" draw:text-style-name="P3" draw:layer="layout" draw:type="line" svg:x1="13.8cm" svg:y1="5.29cm" svg:x2="16cm" svg:y2="5.3cm" draw:end-shape="id22" svg:d="M13800 5290l2200 10" svg:viewBox="0 0 2201 11">
          <text:p/>
        </draw:connector>
        <draw:frame draw:style-name="gr32" draw:text-style-name="P1" draw:layer="layout" svg:width="2.399cm" svg:height="2.199cm" svg:x="1.601cm" svg:y="4.191cm">
          <draw:image xlink:href="Pictures/10000000000001F4000001C2800958EB9C29D467.jpg" xlink:type="simple" xlink:show="embed" xlink:actuate="onLoad">
            <text:p/>
          </draw:image>
        </draw:frame>
        <draw:frame draw:style-name="gr32" draw:text-style-name="P1" draw:layer="layout" svg:width="2.399cm" svg:height="2.199cm" svg:x="21.201cm" svg:y="4.201cm">
          <draw:image xlink:href="Pictures/10000000000001F4000001C2800958EB9C29D467.jpg" xlink:type="simple" xlink:show="embed" xlink:actuate="onLoad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3" draw:text-style-name="P9" draw:layer="layout" svg:width="5.1cm" svg:height="2.384cm" svg:x="1.8cm" svg:y="2.7cm">
          <draw:text-box>
            <text:p text:style-name="P1">Input sentence (English)</text:p>
          </draw:text-box>
        </draw:frame>
        <draw:frame draw:style-name="gr14" draw:text-style-name="P12" draw:layer="layout" svg:width="3.2cm" svg:height="1.673cm" svg:x="7.8cm" svg:y="4.8cm">
          <draw:text-box>
            <text:p><text:span text:style-name="T2">Enco</text:span><text:span text:style-name="T2">der</text:span></text:p>
          </draw:text-box>
        </draw:frame>
        <draw:frame draw:style-name="gr23" draw:text-style-name="P9" draw:layer="layout" svg:width="5.2cm" svg:height="2.384cm" svg:x="19cm" svg:y="2.8cm">
          <draw:text-box>
            <text:p text:style-name="P1">Output sentence (French)</text:p>
          </draw:text-box>
        </draw:frame>
        <draw:custom-shape draw:style-name="gr27" draw:text-style-name="P17" xml:id="id23" draw:id="id23" draw:layer="layout" svg:width="4cm" svg:height="4.4cm" svg:x="7.5cm" svg:y="3.1cm">
          <text:p text:style-name="P16"><text:span text:style-name="T7">Enc</text:span><text:span text:style-name="T7">od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xml:id="id24" draw:id="id24" draw:layer="layout" svg:width="4cm" svg:height="4.4cm" svg:x="14.3cm" svg:y="3.1cm">
          <text:p text:style-name="P22"><text:span text:style-name="T7">Decoder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25" draw:id="id25" draw:layer="layout" svg:width="1.4cm" svg:height="2.2cm" svg:x="3.6cm" svg:y="4.19cm">
          <text:p text:style-name="P20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xml:id="id27" draw:id="id27" draw:layer="layout" svg:width="1.7cm" svg:height="2.2cm" svg:x="20.8cm" svg:y="4.19cm">
          <text:p text:style-name="P20"><text:span text:style-name="T1">x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type="line" svg:x1="11.5cm" svg:y1="5.3cm" svg:x2="14.3cm" svg:y2="5.3cm" draw:start-shape="id23" draw:start-glue-point="1" draw:end-shape="id24" draw:end-glue-point="3" svg:d="M11500 5300h2800" svg:viewBox="0 0 2801 1">
          <text:p/>
        </draw:connector>
        <draw:custom-shape draw:style-name="gr35" draw:text-style-name="P3" xml:id="id26" draw:id="id26" draw:layer="layout" svg:width="11.4cm" svg:height="5.4cm" svg:x="7.2cm" svg:y="2.6cm">
          <text:p/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type="line" svg:x1="5cm" svg:y1="5.29cm" svg:x2="7.2cm" svg:y2="5.3cm" draw:start-shape="id25" draw:start-glue-point="1" draw:end-shape="id26" draw:end-glue-point="3" svg:d="M5000 5290l2200 10" svg:viewBox="0 0 2201 11">
          <text:p/>
        </draw:connector>
        <draw:connector draw:style-name="gr36" draw:text-style-name="P3" draw:layer="layout" draw:type="line" svg:x1="18.6cm" svg:y1="5.3cm" svg:x2="20.8cm" svg:y2="5.29cm" draw:start-shape="id26" draw:start-glue-point="1" draw:end-shape="id27" draw:end-glue-point="3" svg:d="M18600 5300l2200-10" svg:viewBox="0 0 2201 11">
          <text:p/>
        </draw:connector>
        <draw:frame draw:style-name="gr37" draw:text-style-name="P25" draw:layer="layout" svg:width="7cm" svg:height="0.962cm" svg:x="9.6cm" svg:y="1.6cm">
          <draw:text-box>
            <text:p text:style-name="P24"><text:span text:style-name="T9">Highly parallelizable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rial" svg:font-family="arial" style:font-family-generic="swiss"/>
    <style:font-face style:name="Chilanka" svg:font-family="Chilanka" style:font-pitch="variable"/>
    <style:font-face style:name="TeX Gyre Pagella Math" svg:font-family="'TeX Gyre Pagella Math'" style:font-pitch="variable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2" draw:display-name="Dashed (var)2" draw:style="rect" draw:dots1="1" draw:dots1-length="330%" draw:distance="33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3-30T19:25:30.785551545</meta:creation-date>
    <dc:date>2024-03-31T20:28:45.271203473</dc:date>
    <meta:editing-duration>PT1H59M3S</meta:editing-duration>
    <meta:editing-cycles>5</meta:editing-cycles>
    <meta:generator>LibreOffice/6.0.7.3$Linux_X86_64 LibreOffice_project/00m0$Build-3</meta:generator>
    <meta:document-statistic meta:object-count="118"/>
  </office:meta>
</office:document-meta>
</file>